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tudentclass" style:family="table">
      <style:table-properties style:width="6.925in" table:align="margins"/>
    </style:style>
    <style:style style:name="studentclass.A" style:family="table-column">
      <style:table-column-properties style:column-width="2.3083in" style:rel-column-width="21845*"/>
    </style:style>
    <style:style style:name="studentclas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udentclass.C1" style:family="table-cell">
      <style:table-cell-properties fo:padding="0.0382in" fo:border="0.05pt solid #000000"/>
    </style:style>
    <style:style style:name="studentclass.A2" style:family="table-cell">
      <style:table-cell-properties fo:padding="0.0382in" fo:border-left="0.05pt solid #000000" fo:border-right="none" fo:border-top="none" fo:border-bottom="0.05pt solid #000000"/>
    </style:style>
    <style:style style:name="studentclas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e667"/>
    </style:style>
    <style:style style:name="P2" style:family="paragraph" style:parent-style-name="Table_20_Contents">
      <style:text-properties officeooo:rsid="00097037" officeooo:paragraph-rsid="0002e667"/>
    </style:style>
    <style:style style:name="P3" style:family="paragraph" style:parent-style-name="Table_20_Contents">
      <style:text-properties officeooo:rsid="0009a4be" officeooo:paragraph-rsid="0002e667"/>
    </style:style>
    <style:style style:name="P4" style:family="paragraph" style:parent-style-name="Table_20_Contents">
      <style:text-properties officeooo:rsid="0002e667" officeooo:paragraph-rsid="0002e667"/>
    </style:style>
    <style:style style:name="P5" style:family="paragraph" style:parent-style-name="Table_20_Contents">
      <style:text-properties officeooo:rsid="0009b81e" officeooo:paragraph-rsid="0002e667"/>
    </style:style>
    <style:style style:name="P6" style:family="paragraph" style:parent-style-name="Table_20_Contents">
      <style:text-properties officeooo:paragraph-rsid="0002e667"/>
    </style:style>
    <style:style style:name="T1" style:family="text">
      <style:text-properties officeooo:rsid="0009b81e"/>
    </style:style>
    <style:style style:name="T2" style:family="text">
      <style:text-properties officeooo:rsid="0002e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studentclass" table:style-name="studentclass">
        <table:table-column table:style-name="studentclass.A" table:number-columns-repeated="3"/>
        <table:table-row>
          <table:table-cell table:style-name="studentclass.A1" office:value-type="string">
            <text:p text:style-name="P2">Field <text:span text:style-name="T1">Name</text:span></text:p>
          </table:table-cell>
          <table:table-cell table:style-name="studentclass.A1" office:value-type="string">
            <text:p text:style-name="P2">Datatype</text:p>
          </table:table-cell>
          <table:table-cell table:style-name="studentclass.C1" office:value-type="string">
            <text:p text:style-name="P2">Description</text:p>
          </table:table-cell>
        </table:table-row>
        <table:table-row>
          <table:table-cell table:style-name="studentclass.A2" office:value-type="string">
            <text:p text:style-name="P2">Account_Type</text:p>
          </table:table-cell>
          <table:table-cell table:style-name="studentclass.A2" office:value-type="string">
            <text:p text:style-name="P2">String</text:p>
          </table:table-cell>
          <table:table-cell table:style-name="studentclass.C2" office:value-type="string">
            <text:p text:style-name="P2">“<text:span text:style-name="T2">T</text:span>” to signify the account type.</text:p>
          </table:table-cell>
        </table:table-row>
        <table:table-row>
          <table:table-cell table:style-name="studentclass.A2" office:value-type="string">
            <text:p text:style-name="P2">Username</text:p>
          </table:table-cell>
          <table:table-cell table:style-name="studentclass.A2" office:value-type="string">
            <text:p text:style-name="P2">String</text:p>
          </table:table-cell>
          <table:table-cell table:style-name="studentclass.C2" office:value-type="string">
            <text:p text:style-name="P2">The <text:span text:style-name="T2">teachers</text:span> username.</text:p>
          </table:table-cell>
        </table:table-row>
        <table:table-row>
          <table:table-cell table:style-name="studentclass.A2" office:value-type="string">
            <text:p text:style-name="P2">Password</text:p>
          </table:table-cell>
          <table:table-cell table:style-name="studentclass.A2" office:value-type="string">
            <text:p text:style-name="P2">String</text:p>
          </table:table-cell>
          <table:table-cell table:style-name="studentclass.C2" office:value-type="string">
            <text:p text:style-name="P2">The <text:span text:style-name="T2">teachers </text:span>password.</text:p>
          </table:table-cell>
        </table:table-row>
        <table:table-row>
          <table:table-cell table:style-name="studentclass.A2" office:value-type="string">
            <text:p text:style-name="P2">Forename</text:p>
          </table:table-cell>
          <table:table-cell table:style-name="studentclass.A2" office:value-type="string">
            <text:p text:style-name="P2">String</text:p>
          </table:table-cell>
          <table:table-cell table:style-name="studentclass.C2" office:value-type="string">
            <text:p text:style-name="P2">The <text:span text:style-name="T2">teachers</text:span> forename</text:p>
          </table:table-cell>
        </table:table-row>
        <table:table-row>
          <table:table-cell table:style-name="studentclass.A2" office:value-type="string">
            <text:p text:style-name="P2">Middlename</text:p>
          </table:table-cell>
          <table:table-cell table:style-name="studentclass.A2" office:value-type="string">
            <text:p text:style-name="P2">String</text:p>
          </table:table-cell>
          <table:table-cell table:style-name="studentclass.C2" office:value-type="string">
            <text:p text:style-name="P2">The <text:span text:style-name="T2">teachers</text:span> middle name</text:p>
          </table:table-cell>
        </table:table-row>
        <table:table-row>
          <table:table-cell table:style-name="studentclass.A2" office:value-type="string">
            <text:p text:style-name="P2">Surname</text:p>
          </table:table-cell>
          <table:table-cell table:style-name="studentclass.A2" office:value-type="string">
            <text:p text:style-name="P2">String</text:p>
          </table:table-cell>
          <table:table-cell table:style-name="studentclass.C2" office:value-type="string">
            <text:p text:style-name="P2">The <text:span text:style-name="T2">teachers</text:span> surname </text:p>
          </table:table-cell>
        </table:table-row>
        <table:table-row>
          <table:table-cell table:style-name="studentclass.A2" office:value-type="string">
            <text:p text:style-name="P4">Pupils</text:p>
          </table:table-cell>
          <table:table-cell table:style-name="studentclass.A2" office:value-type="string">
            <text:p text:style-name="P3">Array</text:p>
          </table:table-cell>
          <table:table-cell table:style-name="studentclass.C2" office:value-type="string">
            <text:p text:style-name="P3">The <text:span text:style-name="T2">pupils that a teacher teaches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thod Name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6">__<text:span text:style-name="T1">init__</text:span></text:p>
          </table:table-cell>
          <table:table-cell table:style-name="Table1.B2" office:value-type="string">
            <text:p text:style-name="P5">Stores all of the variables sent to the class when an object is mad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0S</meta:editing-duration>
    <meta:editing-cycles>3</meta:editing-cycles>
    <meta:generator>LibreOffice/4.3.5.2$Windows_x86 LibreOffice_project/3a87456aaa6a95c63eea1c1b3201acedf0751bd5</meta:generator>
    <dc:date>2015-04-01T11:06:36.744000000</dc:date>
    <meta:document-statistic meta:table-count="2" meta:image-count="0" meta:object-count="0" meta:page-count="1" meta:paragraph-count="28" meta:word-count="64" meta:character-count="403" meta:non-whitespace-character-count="366"/>
    <meta:user-defined meta:name="Info 1"/>
    <meta:user-defined meta:name="Info 2"/>
    <meta:user-defined meta:name="Info 3"/>
    <meta:user-defined meta:name="Info 4"/>
  </office:meta>
</office:document-meta>
</file>